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66.71pt"/>
    </style:style>
    <style:style style:name="co2" style:family="table-column">
      <style:table-column-properties fo:break-before="auto" style:column-width="61.8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242.3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Item </text:p>
          </table:table-cell>
          <table:table-cell table:style-name="ce1" office:value-type="string" calcext:value-type="string">
            <text:p>QTY</text:p>
          </table:table-cell>
          <table:table-cell table:style-name="ce5" office:value-type="string" calcext:value-type="string">
            <text:p>Cost per Unit</text:p>
          </table:table-cell>
          <table:table-cell table:style-name="ce1" office:value-type="string" calcext:value-type="string">
            <text:p>Link</text:p>
          </table:table-cell>
          <table:table-cell table:style-name="ce1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ItsyBitsy 5V (32u4)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9.95" calcext:value-type="float">
            <text:p>$9.95</text:p>
          </table:table-cell>
          <table:table-cell table:style-name="ce9" office:value-type="string" calcext:value-type="string">
            <text:p><text:a xlink:href="https://www.adafruit.com/product/3677" xlink:type="simple">https://www.adafruit.com/product/3677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wer Strip (Relay)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34.95" calcext:value-type="float">
            <text:p>$34.95</text:p>
          </table:table-cell>
          <table:table-cell table:style-name="ce9" office:value-type="string" calcext:value-type="string">
            <text:p><text:a xlink:href="https://www.adafruit.com/product/2935" xlink:type="simple">https://www.adafruit.com/product/2935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LITOVE DC 12V 5A</text:p>
          </table:table-cell>
          <table:table-cell table:style-name="ce4" office:value-type="float" office:value="1" calcext:value-type="float">
            <text:p>1</text:p>
          </table:table-cell>
          <table:table-cell table:style-name="ce7" office:value-type="float" office:value="12.99" calcext:value-type="float">
            <text:p>$12.99</text:p>
          </table:table-cell>
          <table:table-cell table:style-name="ce10" office:value-type="string" calcext:value-type="string">
            <text:p><text:a xlink:href="https://a.co/d/gC0HhTv" xlink:type="simple">https://a.co/d/gC0HhTv</text:a>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ALITOVE DC 24V 5A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20.99" calcext:value-type="float">
            <text:p>$20.99</text:p>
          </table:table-cell>
          <table:table-cell table:style-name="ce11" office:value-type="string" calcext:value-type="string">
            <text:p><text:a xlink:href="https://a.co/d/0N48LrR" xlink:type="simple">https://a.co/d/0N48LrR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inter K3138 (include PSU)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29.99" calcext:value-type="float">
            <text:p>$29.99</text:p>
          </table:table-cell>
          <table:table-cell table:style-name="ce9" office:value-type="string" calcext:value-type="string">
            <text:p><text:a xlink:href="https://a.co/d/7kK4p4w" xlink:type="simple">https://a.co/d/7kK4p4w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oly-planar (MA-3013G) (2-pair)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73" calcext:value-type="float">
            <text:p>$73.00</text:p>
          </table:table-cell>
          <table:table-cell table:style-name="ce9" office:value-type="string" calcext:value-type="string">
            <text:p><text:a xlink:href="https://a.co/d/jeAjoWd" xlink:type="simple">https://a.co/d/jeAjoWd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/8 to 1/8 stereo cable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9.83" calcext:value-type="float">
            <text:p>$9.83</text:p>
          </table:table-cell>
          <table:table-cell table:style-name="ce9" office:value-type="string" calcext:value-type="string">
            <text:p><text:a xlink:href="https://a.co/d/8GvUhxT" xlink:type="simple">https://a.co/d/8GvUhxT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R Sensor OPB732WZ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5.57" calcext:value-type="float">
            <text:p>$5.57</text:p>
          </table:table-cell>
          <table:table-cell table:style-name="ce9" office:value-type="string" calcext:value-type="string">
            <text:p><text:a xlink:href="https://www.digikey.com/short/3n2pftft" xlink:type="simple">https://www.digikey.com/short/3n2pftft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ccelerometer LSM6DSOX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1.95" calcext:value-type="float">
            <text:p>$11.95</text:p>
          </table:table-cell>
          <table:table-cell table:style-name="ce9" office:value-type="string" calcext:value-type="string">
            <text:p><text:a xlink:href="https://www.adafruit.com/product/4438" xlink:type="simple">https://www.adafruit.com/product/4438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gLock HFeng Electric 60KG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6.99" calcext:value-type="float">
            <text:p>$16.99</text:p>
          </table:table-cell>
          <table:table-cell table:style-name="ce9" office:value-type="string" calcext:value-type="string">
            <text:p><text:a xlink:href="https://a.co/d/hN2lu2c" xlink:type="simple">https://a.co/d/hN2lu2c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SB A-Male to Micro B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7.45" calcext:value-type="float">
            <text:p>$7.45</text:p>
          </table:table-cell>
          <table:table-cell table:style-name="ce9" office:value-type="string" calcext:value-type="string">
            <text:p><text:a xlink:href="https://a.co/d/1P6mdxp" xlink:type="simple">https://a.co/d/1P6mdxp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mit Switch HiLetgo V-156-1C25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7.79" calcext:value-type="float">
            <text:p>$7.79</text:p>
          </table:table-cell>
          <table:table-cell table:style-name="ce9" office:value-type="string" calcext:value-type="string">
            <text:p><text:a xlink:href="https://a.co/d/arL1Zya" xlink:type="simple">https://a.co/d/arL1Zya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gnetic Reed Switch Normally Open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9.99" calcext:value-type="float">
            <text:p>$9.99</text:p>
          </table:table-cell>
          <table:table-cell table:style-name="ce9" office:value-type="string" calcext:value-type="string">
            <text:p><text:a xlink:href="https://a.co/d/4pM38kd" xlink:type="simple">https://a.co/d/4pM38kd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OYFACC LED (3 Modules)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11.99" calcext:value-type="float">
            <text:p>$11.99</text:p>
          </table:table-cell>
          <table:table-cell table:style-name="ce9" office:value-type="string" calcext:value-type="string">
            <text:p><text:a xlink:href="https://a.co/d/9AUnh9M" xlink:type="simple">https://a.co/d/9AUnh9M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epper Driver DM860I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53.73" calcext:value-type="float">
            <text:p>$53.73</text:p>
          </table:table-cell>
          <table:table-cell table:style-name="ce9" office:value-type="string" calcext:value-type="string">
            <text:p><text:a xlink:href="https://www.omc-stepperonline.com/digital-stepper-driver-2-4-7-2a-20-80vdc-for-nema-34-stepper-motor-cnc-drive-dm860i" xlink:type="simple">https://www.omc-stepperonline.com/digital-stepper-driver-2-4-7-2a-20-80vdc-for-nema-34-stepper-motor-cnc-drive-dm860i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epper NEMA 34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80.5" calcext:value-type="float">
            <text:p>$180.50</text:p>
          </table:table-cell>
          <table:table-cell table:style-name="ce9" office:value-type="string" calcext:value-type="string">
            <text:p><text:a xlink:href="http://mcmaster.com/6627T56/" xlink:type="simple">mcmaster.com/6627T56/</text:a>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8"/>
          <table:table-cell table:style-name="ce2"/>
          <table:table-cell table:number-columns-repeated="1020"/>
        </table:table-row>
        <table:table-row table:style-name="ro1">
          <table:table-cell table:style-name="ce1" office:value-type="string" calcext:value-type="string">
            <text:p>Circuit</text:p>
          </table:table-cell>
          <table:table-cell/>
          <table:table-cell table:style-name="ce8"/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Mosfet SI7460DP-T1-GE3</text:p>
          </table:table-cell>
          <table:table-cell/>
          <table:table-cell table:style-name="ce6" office:value-type="float" office:value="3.2" calcext:value-type="float">
            <text:p>$3.20</text:p>
          </table:table-cell>
          <table:table-cell table:style-name="ce9" office:value-type="string" calcext:value-type="string">
            <text:p><text:a xlink:href="https://mou.sr/3GcY9ni" xlink:type="simple">https://mou.sr/3GcY9ni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0K SMD Resistors</text:p>
          </table:table-cell>
          <table:table-cell/>
          <table:table-cell table:style-name="ce6" office:value-type="float" office:value="0.1" calcext:value-type="float">
            <text:p>$0.10</text:p>
          </table:table-cell>
          <table:table-cell table:style-name="ce9" office:value-type="string" calcext:value-type="string">
            <text:p><text:a xlink:href="https://www.digikey.com/short/b225jcwt" xlink:type="simple">https://www.digikey.com/short/b225jcwt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hoenix connectors <text:s/>(2-pin) Male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0.86" calcext:value-type="float">
            <text:p>$0.86</text:p>
          </table:table-cell>
          <table:table-cell table:style-name="ce9" office:value-type="string" calcext:value-type="string">
            <text:p><text:a xlink:href="https://www.digikey.com/short/v2rp7dfq" xlink:type="simple">https://www.digikey.com/short/v2rp7dfq</text:a>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hoenix connectors <text:s/>(2-pin) Female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float" office:value="0.56" calcext:value-type="float">
            <text:p>$0.56</text:p>
          </table:table-cell>
          <table:table-cell table:style-name="ce9" office:value-type="string" calcext:value-type="string">
            <text:p><text:a xlink:href="https://www.digikey.com/short/2jq08mjc" xlink:type="simple">https://www.digikey.com/short/2jq08mjc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hoenix connectors (3-pin) Male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0.99" calcext:value-type="float">
            <text:p>$0.99</text:p>
          </table:table-cell>
          <table:table-cell table:style-name="ce9" office:value-type="string" calcext:value-type="string">
            <text:p><text:a xlink:href="https://www.digikey.com/short/0bnhntht" xlink:type="simple">https://www.digikey.com/short/0bnhntht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hoenix connectors (3-pin) Female</text:p>
          </table:table-cell>
          <table:table-cell table:style-name="ce2" office:value-type="float" office:value="3" calcext:value-type="float">
            <text:p>3</text:p>
          </table:table-cell>
          <table:table-cell table:style-name="ce6" office:value-type="float" office:value="0.61" calcext:value-type="float">
            <text:p>$0.61</text:p>
          </table:table-cell>
          <table:table-cell table:style-name="ce9" office:value-type="string" calcext:value-type="string">
            <text:p><text:a xlink:href="https://www.digikey.com/short/tmn3hnwd" xlink:type="simple">https://www.digikey.com/short/tmn3hnwd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hoenix connectors (4-pin) Male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1.31" calcext:value-type="float">
            <text:p>$1.31</text:p>
          </table:table-cell>
          <table:table-cell table:style-name="ce9" office:value-type="string" calcext:value-type="string">
            <text:p><text:a xlink:href="https://www.digikey.com/short/q49w7p2v" xlink:type="simple">https://www.digikey.com/short/q49w7p2v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hoenix connectors (4-pin) Female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float" office:value="0.8" calcext:value-type="float">
            <text:p>$0.80</text:p>
          </table:table-cell>
          <table:table-cell table:style-name="ce9" office:value-type="string" calcext:value-type="string">
            <text:p><text:a xlink:href="https://www.digikey.com/short/z0fpdm75" xlink:type="simple">https://www.digikey.com/short/z0fpdm75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hoenix connectors (5-pin) Male</text:p>
          </table:table-cell>
          <table:table-cell table:style-name="ce2" office:value-type="string" calcext:value-type="string">
            <text:p>-</text:p>
          </table:table-cell>
          <table:table-cell table:style-name="ce6" office:value-type="float" office:value="1.64" calcext:value-type="float">
            <text:p>$1.64</text:p>
          </table:table-cell>
          <table:table-cell table:style-name="ce9" office:value-type="string" calcext:value-type="string">
            <text:p><text:a xlink:href="https://www.digikey.com/short/pq89nvjq" xlink:type="simple">https://www.digikey.com/short/pq89nvjq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hoenix connectors (5-pin) Female</text:p>
          </table:table-cell>
          <table:table-cell table:style-name="ce2" office:value-type="string" calcext:value-type="string">
            <text:p>-</text:p>
          </table:table-cell>
          <table:table-cell table:style-name="ce6" office:value-type="float" office:value="0.79" calcext:value-type="float">
            <text:p>$0.79</text:p>
          </table:table-cell>
          <table:table-cell table:style-name="ce9" office:value-type="string" calcext:value-type="string">
            <text:p><text:a xlink:href="https://www.digikey.com/short/rcw1rhhv" xlink:type="simple">https://www.digikey.com/short/rcw1rhhv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hoenix connectors (6-pin) Male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1.75" calcext:value-type="float">
            <text:p>$1.75</text:p>
          </table:table-cell>
          <table:table-cell table:style-name="ce9" office:value-type="string" calcext:value-type="string">
            <text:p><text:a xlink:href="https://www.digikey.com/short/v2b0mqv0" xlink:type="simple">https://www.digikey.com/short/v2b0mqv0</text:a>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Phoenix connectors (6-pin) Female</text:p>
          </table:table-cell>
          <table:table-cell table:style-name="ce2" office:value-type="float" office:value="1" calcext:value-type="float">
            <text:p>1</text:p>
          </table:table-cell>
          <table:table-cell table:style-name="ce6" office:value-type="float" office:value="0.94" calcext:value-type="float">
            <text:p>$0.94</text:p>
          </table:table-cell>
          <table:table-cell table:style-name="ce9" office:value-type="string" calcext:value-type="string">
            <text:p><text:a xlink:href="https://www.digikey.com/short/rm748vpc" xlink:type="simple">https://www.digikey.com/short/rm748vpc</text:a></text:p>
          </table:table-cell>
          <table:table-cell table:number-columns-repeated="1020"/>
        </table:table-row>
        <table:table-row table:style-name="ro1" table:number-rows-repeated="979">
          <table:table-cell table:number-columns-repeated="2"/>
          <table:table-cell table:style-name="ce8"/>
          <table:table-cell table:style-name="ce2"/>
          <table:table-cell table:number-columns-repeated="1020"/>
        </table:table-row>
        <table:table-row table:style-name="ro2" table:number-rows-repeated="1047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15" meta:object-count="0"/>
    <meta:generator>LibreOfficeDev/6.0.5.2$Linux_X86_64 LibreOffice_project/</meta:generator>
  </office:meta>
</office:document-meta>
</file>